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TableColumn2" style:family="table-column">
      <style:table-column-properties style:column-width="0.2in" style:use-optimal-column-width="false"/>
    </style:style>
    <style:style style:name="TableColumn3" style:family="table-column">
      <style:table-column-properties style:column-width="0.5909in" style:use-optimal-column-width="false"/>
    </style:style>
    <style:style style:name="TableColumn4" style:family="table-column">
      <style:table-column-properties style:column-width="0.4881in" style:use-optimal-column-width="false"/>
    </style:style>
    <style:style style:name="TableColumn5" style:family="table-column">
      <style:table-column-properties style:column-width="0.5118in" style:use-optimal-column-width="false"/>
    </style:style>
    <style:style style:name="TableColumn6" style:family="table-column">
      <style:table-column-properties style:column-width="1.2388in" style:use-optimal-column-width="false"/>
    </style:style>
    <style:style style:name="TableColumn7" style:family="table-column">
      <style:table-column-properties style:column-width="3.1784in" style:use-optimal-column-width="false"/>
    </style:style>
    <style:style style:name="TableColumn8" style:family="table-column">
      <style:table-column-properties style:column-width="0.484in" style:use-optimal-column-width="false"/>
    </style:style>
    <style:style style:name="Table1" style:family="table" style:master-page-name="MP0">
      <style:table-properties style:width="6.6923in" fo:margin-left="0in" table:align="lef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weight="bold" style:font-weight-asian="bold" style:font-weight-complex="bold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weight="bold" style:font-weight-asian="bold" style:font-weight-complex="bold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weight="bold" style:font-weight-asian="bold" style:font-weight-complex="bold"/>
    </style:style>
    <style:style style:name="TableCell7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weight="bold" style:font-weight-asian="bold" style:font-weight-complex="bold"/>
    </style:style>
    <style:style style:name="P83" style:parent-style-name="TableContents" style:family="paragraph">
      <style:text-properties fo:font-size="10pt" style:font-size-asian="10pt" style:font-size-complex="10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6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7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8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89" style:parent-style-name="Kappaleenoletusfontti" style:family="text">
      <style:text-properties style:text-underline-type="single" style:text-underline-style="solid" style:text-underline-width="auto" style:text-underline-mode="continuous"/>
    </style:style>
    <style:style style:name="TableRow90" style:family="table-row">
      <style:table-row-properties style:min-row-height="0.2673in" style:use-optimal-row-height="false"/>
    </style:style>
    <style:style style:name="TableCell91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2" style:parent-style-name="TableContents" style:family="paragraph">
      <style:text-properties fo:font-weight="bold" style:font-weight-asian="bold" style:font-weight-complex="bold"/>
    </style:style>
    <style:style style:name="TableRow93" style:family="table-row">
      <style:table-row-properties style:min-row-height="0.2673in" style:use-optimal-row-height="false"/>
    </style:style>
    <style:style style:name="TableCell94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95" style:parent-style-name="TableContents" style:family="paragraph">
      <style:text-properties fo:font-weight="bold" style:font-weight-asian="bold" style:font-weight-complex="bold"/>
    </style:style>
    <style:style style:name="TableRow96" style:family="table-row">
      <style:table-row-properties style:use-optimal-row-height="false" fo:keep-together="always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end"/>
    </style:style>
    <style:style style:name="TableCell9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Cell10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/>
    </style:style>
    <style:style style:name="TableRow103" style:family="table-row">
      <style:table-row-properties style:use-optimal-row-height="false" fo:keep-together="always"/>
    </style:style>
    <style:style style:name="TableCell104" style:family="table-cell">
      <style:table-cell-properties fo:border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end"/>
    </style:style>
    <style:style style:name="TableCell10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list-style-name="LFO1" style:family="paragraph"/>
    <style:style style:name="TableCell10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09" style:family="table-row">
      <style:table-row-properties style:use-optimal-row-height="false" fo:keep-together="always"/>
    </style:style>
    <style:style style:name="TableCell110" style:family="table-cell">
      <style:table-cell-properties fo:border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end"/>
    </style:style>
    <style:style style:name="TableCell11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3" style:parent-style-name="TableContents" style:list-style-name="LFO1" style:family="paragraph">
      <style:paragraph-properties fo:text-align="end"/>
    </style:style>
    <style:style style:name="TableCell11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15" style:family="table-row">
      <style:table-row-properties style:use-optimal-row-height="false" fo:keep-together="always"/>
    </style:style>
    <style:style style:name="TableCell116" style:family="table-cell">
      <style:table-cell-properties fo:border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end"/>
    </style:style>
    <style:style style:name="TableCell118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19" style:parent-style-name="TableContents" style:list-style-name="LFO1" style:family="paragraph">
      <style:paragraph-properties fo:text-align="end"/>
    </style:style>
    <style:style style:name="TableCell12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 fo:keep-together="always"/>
    </style:style>
    <style:style style:name="TableCell122" style:family="table-cell">
      <style:table-cell-properties fo:border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end"/>
    </style:style>
    <style:style style:name="TableCell124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list-style-name="LFO1" style:family="paragraph">
      <style:paragraph-properties fo:text-align="end"/>
    </style:style>
    <style:style style:name="TableCell12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 fo:keep-together="always"/>
    </style:style>
    <style:style style:name="TableCell128" style:family="table-cell">
      <style:table-cell-properties fo:border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end"/>
    </style:style>
    <style:style style:name="TableCell130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list-style-name="LFO1" style:family="paragraph">
      <style:paragraph-properties fo:text-align="end"/>
    </style:style>
    <style:style style:name="TableCell13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3" style:family="table-row">
      <style:table-row-properties style:use-optimal-row-height="false" fo:keep-together="always"/>
    </style:style>
    <style:style style:name="TableCell134" style:family="table-cell">
      <style:table-cell-properties fo:border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end"/>
    </style:style>
    <style:style style:name="TableCell136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7" style:parent-style-name="TableContents" style:list-style-name="LFO1" style:family="paragraph">
      <style:paragraph-properties fo:text-align="end"/>
    </style:style>
    <style:style style:name="TableCell1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39" style:family="table-row">
      <style:table-row-properties style:use-optimal-row-height="false" fo:keep-together="always"/>
    </style:style>
    <style:style style:name="TableCell140" style:family="table-cell">
      <style:table-cell-properties fo:border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end"/>
    </style:style>
    <style:style style:name="TableCell142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list-style-name="LFO1" style:family="paragraph">
      <style:paragraph-properties fo:text-align="end"/>
    </style:style>
    <style:style style:name="TableCell1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145" style:family="table-row">
      <style:table-row-properties style:min-row-height="0.5361in" style:use-optimal-row-height="false"/>
    </style:style>
    <style:style style:name="TableCell146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47" style:parent-style-name="TableContents" style:family="paragraph">
      <style:text-properties fo:font-weight="bold" style:font-weight-asian="bold" style:font-weight-complex="bold"/>
    </style:style>
    <style:style style:name="TableRow148" style:family="table-row">
      <style:table-row-properties style:use-optimal-row-height="false" fo:keep-together="always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font-weight="bold" style:font-weight-asian="bold" style:font-weight-complex="bold"/>
    </style:style>
    <style:style style:name="TableCell15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/>
    </style:style>
    <style:style style:name="TableCell1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weight="bold" style:font-weight-asian="bold" style:font-weight-complex="bold"/>
    </style:style>
    <style:style style:name="TableRow156" style:family="table-row">
      <style:table-row-properties style:use-optimal-row-height="false" fo:keep-together="always"/>
    </style:style>
    <style:style style:name="TableCell157" style:family="table-cell">
      <style:table-cell-properties fo:border="none" style:writing-mode="lr-tb" fo:padding-top="0.0381in" fo:padding-left="0.0381in" fo:padding-bottom="0.0381in" fo:padding-right="0.0381in"/>
    </style:style>
    <style:style style:name="TableCell158" style:family="table-cell">
      <style:table-cell-properties fo:border-top="0.0034in solid #000000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end"/>
    </style:style>
    <style:style style:name="TableRow162" style:family="table-row">
      <style:table-row-properties style:use-optimal-row-height="false" fo:keep-together="always"/>
    </style:style>
    <style:style style:name="TableCell163" style:family="table-cell">
      <style:table-cell-properties fo:border="none" style:writing-mode="lr-tb" fo:padding-top="0.0381in" fo:padding-left="0.0381in" fo:padding-bottom="0.0381in" fo:padding-right="0.0381in"/>
    </style:style>
    <style:style style:name="TableCell1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end"/>
    </style:style>
    <style:style style:name="TableRow168" style:family="table-row">
      <style:table-row-properties style:use-optimal-row-height="false" fo:keep-together="always"/>
    </style:style>
    <style:style style:name="TableCell169" style:family="table-cell">
      <style:table-cell-properties fo:border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end"/>
    </style:style>
    <style:style style:name="TableRow174" style:family="table-row">
      <style:table-row-properties style:use-optimal-row-height="false" fo:keep-together="always"/>
    </style:style>
    <style:style style:name="TableCell175" style:family="table-cell">
      <style:table-cell-properties fo:border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end"/>
    </style:style>
    <style:style style:name="TableRow180" style:family="table-row">
      <style:table-row-properties style:use-optimal-row-height="false" fo:keep-together="always"/>
    </style:style>
    <style:style style:name="TableCell181" style:family="table-cell">
      <style:table-cell-properties fo:border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ell1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end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none" style:writing-mode="lr-tb" style:vertical-align="bottom" fo:padding-top="0.0381in" fo:padding-left="0.0381in" fo:padding-bottom="0.0381in" fo:padding-right="0.0381in"/>
    </style:style>
    <style:style style:name="P188" style:parent-style-name="TableContents" style:family="paragraph">
      <style:text-properties fo:font-weight="bold" style:font-weight-asian="bold" style:font-weight-complex="bold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fo:font-weight="bold" style:font-weight-asian="bold" style:font-weight-complex="bold"/>
    </style:style>
    <style:style style:name="TableCell1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93" style:parent-style-name="TableContents" style:list-style-name="LFO2" style:family="paragraph"/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 table:number-columns-spanned="4">
            <text:p text:style-name="P11">Käyttötapauksen nimi:</text:p>
          </table:table-cell>
          <table:covered-table-cell/>
          <table:covered-table-cell/>
          <table:covered-table-cell/>
          <table:table-cell table:style-name="TableCell45" table:number-columns-spanned="3">
            <text:p text:style-name="TableContents">Aloitteen tekeminen</text:p>
          </table:table-cell>
          <table:covered-table-cell/>
          <table:covered-table-cell/>
        </table:table-row>
        <table:table-row table:style-name="TableRow46">
          <table:table-cell table:style-name="TableCell47" table:number-columns-spanned="7">
            <text:p text:style-name="P48">Toimija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">
          <table:table-cell table:style-name="TableCell50">
            <text:p text:style-name="TableContents"/>
          </table:table-cell>
          <table:table-cell table:style-name="TableCell51" table:number-columns-spanned="3">
            <text:p text:style-name="TableContents">ensisijainen toimija:</text:p>
          </table:table-cell>
          <table:covered-table-cell/>
          <table:covered-table-cell/>
          <table:table-cell table:style-name="TableCell52" table:number-columns-spanned="3">
            <text:p text:style-name="TableContents">Käyttäjä</text:p>
          </table:table-cell>
          <table:covered-table-cell/>
          <table:covered-table-cell/>
        </table:table-row>
        <table:table-row table:style-name="TableRow53">
          <table:table-cell table:style-name="TableCell54">
            <text:p text:style-name="TableContents"/>
          </table:table-cell>
          <table:table-cell table:style-name="TableCell55" table:number-columns-spanned="3">
            <text:p text:style-name="TableContents">muut toimijat:</text:p>
          </table:table-cell>
          <table:covered-table-cell/>
          <table:covered-table-cell/>
          <table:table-cell table:style-name="TableCell56" table:number-columns-spanned="3">
            <text:p text:style-name="TableContents"/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4">
            <text:p text:style-name="P59">Tavoite:</text:p>
          </table:table-cell>
          <table:covered-table-cell/>
          <table:covered-table-cell/>
          <table:covered-table-cell/>
          <table:table-cell table:style-name="TableCell60" table:number-columns-spanned="3">
            <text:p text:style-name="TableContents">Aloitteen luominen</text:p>
          </table:table-cell>
          <table:covered-table-cell/>
          <table:covered-table-cell/>
        </table:table-row>
        <table:table-row table:style-name="TableRow61">
          <table:table-cell table:style-name="TableCell62" table:number-columns-spanned="4">
            <text:p text:style-name="P63">Esiehdot:</text:p>
          </table:table-cell>
          <table:covered-table-cell/>
          <table:covered-table-cell/>
          <table:covered-table-cell/>
          <table:table-cell table:style-name="TableCell64" table:number-columns-spanned="3">
            <text:p text:style-name="TableContents">Käyttäjä on kirjautunut sisään ja käyttöliittymä on aukaistu selaimeen</text:p>
          </table:table-cell>
          <table:covered-table-cell/>
          <table:covered-table-cell/>
        </table:table-row>
        <table:table-row table:style-name="TableRow65">
          <table:table-cell table:style-name="TableCell66" table:number-columns-spanned="7">
            <text:p text:style-name="P67">Lopputulo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">
          <table:table-cell table:style-name="TableCell69">
            <text:p text:style-name="TableContents"/>
          </table:table-cell>
          <table:table-cell table:style-name="TableCell70" table:number-columns-spanned="3">
            <text:p text:style-name="TableContents">onnistunut tapaus:</text:p>
          </table:table-cell>
          <table:covered-table-cell/>
          <table:covered-table-cell/>
          <table:table-cell table:style-name="TableCell71" table:number-columns-spanned="3">
            <text:p text:style-name="TableContents">Käyttäjä onnistuu luomaan uuden aloitteen ja aloitteen tiedot tallentuu</text:p>
          </table:table-cell>
          <table:covered-table-cell/>
          <table:covered-table-cell/>
        </table:table-row>
        <table:table-row table:style-name="TableRow72">
          <table:table-cell table:style-name="TableCell73">
            <text:p text:style-name="TableContents"/>
          </table:table-cell>
          <table:table-cell table:style-name="TableCell74" table:number-columns-spanned="3">
            <text:p text:style-name="TableContents">epäonnistunut tapaus:</text:p>
          </table:table-cell>
          <table:covered-table-cell/>
          <table:covered-table-cell/>
          <table:table-cell table:style-name="TableCell75" table:number-columns-spanned="3">
            <text:p text:style-name="TableContents">Aloitteen luominen epäonnistuu</text:p>
          </table:table-cell>
          <table:covered-table-cell/>
          <table:covered-table-cell/>
        </table:table-row>
        <table:table-row table:style-name="TableRow76">
          <table:table-cell table:style-name="TableCell77" table:number-columns-spanned="4">
            <text:p text:style-name="P78">Tapauksen käynnistäjä:</text:p>
          </table:table-cell>
          <table:covered-table-cell/>
          <table:covered-table-cell/>
          <table:covered-table-cell/>
          <table:table-cell table:style-name="TableCell79" table:number-columns-spanned="3">
            <text:p text:style-name="TableContents"/>
          </table:table-cell>
          <table:covered-table-cell/>
          <table:covered-table-cell/>
        </table:table-row>
        <table:table-row table:style-name="TableRow80">
          <table:table-cell table:style-name="TableCell81" table:number-columns-spanned="4">
            <text:p text:style-name="P82">Tarvittavat tiedot:</text:p>
            <text:p text:style-name="P83">(pakolliset alleviivattu)</text:p>
          </table:table-cell>
          <table:covered-table-cell/>
          <table:covered-table-cell/>
          <table:covered-table-cell/>
          <table:table-cell table:style-name="TableCell84" table:number-columns-spanned="3">
            <text:p text:style-name="TableContents"><text:span text:style-name="T85">AloiteID</text:span>,<text:span text:style-name="T86"><text:s/>aloitenimi</text:span>,<text:span text:style-name="T87"><text:s/>aloitekuvaus</text:span>,<text:span text:style-name="T88"><text:s/>pvm</text:span>,<text:span text:style-name="T89"><text:s/>kayttajaID</text:span></text:p>
          </table:table-cell>
          <table:covered-table-cell/>
          <table:covered-table-cell/>
        </table:table-row>
        <table:table-row table:style-name="TableRow90">
          <table:table-cell table:style-name="TableCell91" table:number-columns-spanned="7">
            <text:p text:style-name="P9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3">
          <table:table-cell table:style-name="TableCell94" table:number-columns-spanned="7">
            <text:p text:style-name="P95">Tyypillisin tapahtumien kulku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vaihe</text:p>
          </table:table-cell>
          <table:table-cell table:style-name="TableCell101" table:number-columns-spanned="5">
            <text:p text:style-name="P102">toiminta</text:p>
          </table:table-cell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/>
          </table:table-cell>
          <table:table-cell table:style-name="TableCell106">
            <text:list text:style-name="LFO1" text:continue-numbering="true">
              <text:list-item>
                <text:p text:style-name="P107"/>
              </text:list-item>
            </text:list>
          </table:table-cell>
          <table:table-cell table:style-name="TableCell108" table:number-columns-spanned="5">
            <text:p text:style-name="TableContents">Käyttäjä<text:s/>kirjautuu ja<text:s/>avaa sovelluksen käyttöliittymän</text:p>
          </table:table-cell>
          <table:covered-table-cell/>
          <table:covered-table-cell/>
          <table:covered-table-cell/>
          <table:covered-table-cell/>
        </table:table-row>
        <table:table-row table:style-name="TableRow109">
          <table:table-cell table:style-name="TableCell110">
            <text:p text:style-name="P111"/>
          </table:table-cell>
          <table:table-cell table:style-name="TableCell112">
            <text:list text:style-name="LFO1" text:continue-numbering="true">
              <text:list-item>
                <text:p text:style-name="P113"/>
              </text:list-item>
            </text:list>
          </table:table-cell>
          <table:table-cell table:style-name="TableCell114" table:number-columns-spanned="5">
            <text:p text:style-name="TableContents">Sovellus näyttää käyttöliittymän</text:p>
          </table:table-cell>
          <table:covered-table-cell/>
          <table:covered-table-cell/>
          <table:covered-table-cell/>
          <table:covered-table-cell/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list text:style-name="LFO1" text:continue-numbering="true">
              <text:list-item>
                <text:p text:style-name="P119"/>
              </text:list-item>
            </text:list>
          </table:table-cell>
          <table:table-cell table:style-name="TableCell120" table:number-columns-spanned="5">
            <text:p text:style-name="TableContents">Käyttäjä aloittaa aloitteen luomisen (Napin painallus)</text:p>
          </table:table-cell>
          <table:covered-table-cell/>
          <table:covered-table-cell/>
          <table:covered-table-cell/>
          <table:covered-table-cell/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list text:style-name="LFO1" text:continue-numbering="true">
              <text:list-item>
                <text:p text:style-name="P125"/>
              </text:list-item>
            </text:list>
          </table:table-cell>
          <table:table-cell table:style-name="TableCell126" table:number-columns-spanned="5">
            <text:p text:style-name="TableContents">Käyttäjä syöttää tarpeelliset tiedot aloitteeseen (aloitenimi)</text:p>
          </table:table-cell>
          <table:covered-table-cell/>
          <table:covered-table-cell/>
          <table:covered-table-cell/>
          <table:covered-table-cell/>
        </table:table-row>
        <table:table-row table:style-name="TableRow127">
          <table:table-cell table:style-name="TableCell128">
            <text:p text:style-name="P129"/>
          </table:table-cell>
          <table:table-cell table:style-name="TableCell130">
            <text:list text:style-name="LFO1" text:continue-numbering="true">
              <text:list-item>
                <text:p text:style-name="P131"/>
              </text:list-item>
            </text:list>
          </table:table-cell>
          <table:table-cell table:style-name="TableCell132" table:number-columns-spanned="5">
            <text:p text:style-name="TableContents">Sovellus tarkistaa, että pakolliset tiedot on täytetty ja tallentaa tiedot tietokantaan sekä informoi käyttäjälle onnistuneesta/epäonnistuneesta tapauksesta<text:s/></text:p>
          </table:table-cell>
          <table:covered-table-cell/>
          <table:covered-table-cell/>
          <table:covered-table-cell/>
          <table:covered-table-cell/>
        </table:table-row>
        <table:table-row table:style-name="TableRow133">
          <table:table-cell table:style-name="TableCell134">
            <text:p text:style-name="P135"/>
          </table:table-cell>
          <table:table-cell table:style-name="TableCell136">
            <text:list text:style-name="LFO1" text:continue-numbering="true">
              <text:list-item>
                <text:p text:style-name="P137"/>
              </text:list-item>
            </text:list>
          </table:table-cell>
          <table:table-cell table:style-name="TableCell138" table:number-columns-spanned="5">
            <text:p text:style-name="TableContents">Käyttäjä sulkee käyttöliittymän</text:p>
          </table:table-cell>
          <table:covered-table-cell/>
          <table:covered-table-cell/>
          <table:covered-table-cell/>
          <table:covered-table-cell/>
        </table:table-row>
        <table:table-row table:style-name="TableRow139">
          <table:table-cell table:style-name="TableCell140">
            <text:p text:style-name="P141"/>
          </table:table-cell>
          <table:table-cell table:style-name="TableCell142">
            <text:list text:style-name="LFO1" text:continue-numbering="true">
              <text:list-item>
                <text:p text:style-name="P143"/>
              </text:list-item>
            </text:list>
          </table:table-cell>
          <table:table-cell table:style-name="TableCell144" table:number-columns-spanned="5">
            <text:p text:style-name="TableContents"/>
          </table:table-cell>
          <table:covered-table-cell/>
          <table:covered-table-cell/>
          <table:covered-table-cell/>
          <table:covered-table-cell/>
        </table:table-row>
        <table:table-row table:style-name="TableRow145">
          <table:table-cell table:style-name="TableCell146" table:number-columns-spanned="7">
            <text:p text:style-name="P147">Vaihtoehtoiset tilante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8">
          <table:table-cell table:style-name="TableCell149">
            <text:p text:style-name="TableContents"/>
          </table:table-cell>
          <table:table-cell table:style-name="TableCell150" table:number-columns-spanned="4">
            <text:p text:style-name="P151">tapaus</text:p>
          </table:table-cell>
          <table:covered-table-cell/>
          <table:covered-table-cell/>
          <table:covered-table-cell/>
          <table:table-cell table:style-name="TableCell152">
            <text:p text:style-name="P153">toiminta</text:p>
          </table:table-cell>
          <table:table-cell table:style-name="TableCell154">
            <text:p text:style-name="P155">vaihe</text:p>
          </table:table-cell>
        </table:table-row>
        <table:table-row table:style-name="TableRow156">
          <table:table-cell table:style-name="TableCell157">
            <text:p text:style-name="TableContents"/>
          </table:table-cell>
          <table:table-cell table:style-name="TableCell158" table:number-columns-spanned="4">
            <text:p text:style-name="TableContents">Sovellus ei käynnisty</text:p>
          </table:table-cell>
          <table:covered-table-cell/>
          <table:covered-table-cell/>
          <table:covered-table-cell/>
          <table:table-cell table:style-name="TableCell159">
            <text:p text:style-name="TableContents">Ota yhteys tukihenkilöön</text:p>
          </table:table-cell>
          <table:table-cell table:style-name="TableCell160">
            <text:p text:style-name="P161">1</text:p>
          </table:table-cell>
        </table:table-row>
        <table:table-row table:style-name="TableRow162">
          <table:table-cell table:style-name="TableCell163">
            <text:p text:style-name="TableContents"/>
          </table:table-cell>
          <table:table-cell table:style-name="TableCell164" table:number-columns-spanned="4">
            <text:p text:style-name="TableContents">Kirjautuminen epäonnistuu</text:p>
          </table:table-cell>
          <table:covered-table-cell/>
          <table:covered-table-cell/>
          <table:covered-table-cell/>
          <table:table-cell table:style-name="TableCell165">
            <text:p text:style-name="TableContents">Näytetään virheilmoitus, jossa syy epäonnistumiseen</text:p>
          </table:table-cell>
          <table:table-cell table:style-name="TableCell166">
            <text:p text:style-name="P167">1</text:p>
          </table:table-cell>
        </table:table-row>
        <table:table-row table:style-name="TableRow168">
          <table:table-cell table:style-name="TableCell169">
            <text:p text:style-name="TableContents"/>
          </table:table-cell>
          <table:table-cell table:style-name="TableCell170" table:number-columns-spanned="4">
            <text:p text:style-name="TableContents">Aloitteen luonti epäonnistui</text:p>
          </table:table-cell>
          <table:covered-table-cell/>
          <table:covered-table-cell/>
          <table:covered-table-cell/>
          <table:table-cell table:style-name="TableCell171">
            <text:p text:style-name="TableContents">Näytetään virheilmoitus, jossa syy epäonnistumiseen</text:p>
          </table:table-cell>
          <table:table-cell table:style-name="TableCell172">
            <text:p text:style-name="P173">3</text:p>
          </table:table-cell>
        </table:table-row>
        <table:table-row table:style-name="TableRow174">
          <table:table-cell table:style-name="TableCell175">
            <text:p text:style-name="TableContents"/>
          </table:table-cell>
          <table:table-cell table:style-name="TableCell176" table:number-columns-spanned="4">
            <text:p text:style-name="TableContents">Aloitteen tallentaminen epäonnistui</text:p>
          </table:table-cell>
          <table:covered-table-cell/>
          <table:covered-table-cell/>
          <table:covered-table-cell/>
          <table:table-cell table:style-name="TableCell177">
            <text:p text:style-name="TableContents">Näytetään virheilmoitus, jossa syy epäonnistumiseen</text:p>
          </table:table-cell>
          <table:table-cell table:style-name="TableCell178">
            <text:p text:style-name="P179">5</text:p>
          </table:table-cell>
        </table:table-row>
        <table:table-row table:style-name="TableRow180">
          <table:table-cell table:style-name="TableCell181">
            <text:p text:style-name="TableContents"/>
          </table:table-cell>
          <table:table-cell table:style-name="TableCell182" table:number-columns-spanned="4">
            <text:p text:style-name="TableContents"/>
          </table:table-cell>
          <table:covered-table-cell/>
          <table:covered-table-cell/>
          <table:covered-table-cell/>
          <table:table-cell table:style-name="TableCell183">
            <text:p text:style-name="TableContents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 table:number-columns-spanned="7">
            <text:p text:style-name="P18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9">
          <table:table-cell table:style-name="TableCell190" table:number-columns-spanned="3">
            <text:p text:style-name="P191">Huomautukset:</text:p>
          </table:table-cell>
          <table:covered-table-cell/>
          <table:covered-table-cell/>
          <table:table-cell table:style-name="TableCell192" table:number-columns-spanned="4">
            <text:list text:style-name="LFO2" text:continue-numbering="true">
              <text:list-item>
                <text:p text:style-name="P193"><text:s/>-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i" fo:country="FI" style:language-asian="fi" style:country-asian="FI" style:language-complex="ar" style:country-complex="SA" style:text-combine="none" fo:hyphenate="true"/>
    </style:default-style>
    <style:style style:name="Normaali" style:display-name="Normaali" style:family="paragraph">
      <style:text-properties fo:hyphenate="false"/>
    </style:style>
    <style:style style:name="Kappaleenoletusfontti" style:display-name="Kappaleen oletusfontti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Ylätunniste" style:display-name="Ylä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Luettelo" style:display-name="Luettelo" style:family="paragraph" style:parent-style-name="Textbody">
      <style:text-properties fo:hyphenate="false"/>
    </style:style>
    <style:style style:name="Alatunniste" style:display-name="Alatunniste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Kuvaotsikko" style:display-name="Kuvaotsikko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TableColumn13" style:family="table-column">
      <style:table-column-properties style:column-width="0.6875in" style:use-optimal-column-width="false"/>
    </style:style>
    <style:style style:name="TableColumn14" style:family="table-column">
      <style:table-column-properties style:column-width="0.7597in" style:use-optimal-column-width="false"/>
    </style:style>
    <style:style style:name="TableColumn15" style:family="table-column">
      <style:table-column-properties style:column-width="2.3312in" style:use-optimal-column-width="false"/>
    </style:style>
    <style:style style:name="TableColumn16" style:family="table-column">
      <style:table-column-properties style:column-width="1.4513in" style:use-optimal-column-width="false"/>
    </style:style>
    <style:style style:name="TableColumn17" style:family="table-column">
      <style:table-column-properties style:column-width="1.4625in" style:use-optimal-column-width="false"/>
    </style:style>
    <style:style style:name="Table12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none" style:writing-mode="lr-tb" fo:padding-top="0in" fo:padding-left="0.0069in" fo:padding-bottom="0in" fo:padding-right="0.0069in"/>
    </style:style>
    <style:style style:name="P2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1" style:family="table-cell">
      <style:table-cell-properties fo:border="none" style:writing-mode="lr-tb" fo:padding-top="0in" fo:padding-left="0.0069in" fo:padding-bottom="0in" fo:padding-right="0.0069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069in" fo:padding-bottom="0in" fo:padding-right="0.0069in"/>
    </style:style>
    <style:style style:name="P24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25" style:family="table-cell">
      <style:table-cell-properties fo:border="none" style:writing-mode="lr-tb" fo:padding-top="0in" fo:padding-left="0.0069in" fo:padding-bottom="0in" fo:padding-right="0.0069in"/>
    </style:style>
    <style:style style:name="P26" style:parent-style-name="TableContents" style:family="paragraph">
      <style:text-properties fo:font-size="10pt" style:font-size-asian="10pt" style:font-size-complex="10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none" style:writing-mode="lr-tb" fo:padding-top="0in" fo:padding-left="0.0069in" fo:padding-bottom="0in" fo:padding-right="0.0069in"/>
    </style:style>
    <style:style style:name="P2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TableContents" style:family="paragraph">
      <style:paragraph-properties fo:text-align="end"/>
      <style:text-properties fo:font-weight="bold" style:font-weight-asian="bold" style:font-weight-complex="bold" fo:font-size="10pt" style:font-size-asian="10pt" style:font-size-complex="10pt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T35" style:parent-style-name="Kappaleenoletusfontti" style:family="text">
      <style:text-properties fo:font-size="10pt" style:font-size-asian="10pt" style:font-size-complex="10pt"/>
    </style:style>
    <style:style style:name="T36" style:parent-style-name="Kappaleenoletusfontti" style:family="text">
      <style:text-properties fo:font-size="10pt" style:font-size-asian="10pt" style:font-size-complex="10pt"/>
    </style:style>
    <number:date-style style:name="N37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style:style style:name="P38" style:parent-style-name="Ylätunniste" style:family="paragraph">
      <style:text-properties fo:font-size="6pt" style:font-size-asian="6pt" style:font-size-complex="6pt"/>
    </style:style>
    <style:style style:name="P39" style:parent-style-name="Alatunniste" style:family="paragraph">
      <style:paragraph-properties fo:text-align="end"/>
    </style:style>
    <style:style style:name="T40" style:parent-style-name="Kappaleenoletusfontti" style:family="text">
      <style:text-properties fo:font-size="8pt" style:font-size-asian="8pt" style:font-size-complex="8pt"/>
    </style:style>
    <style:style style:name="T41" style:parent-style-name="Kappaleenoletusfontti" style:family="text">
      <style:text-properties fo:font-size="8pt" style:font-size-asian="8pt" style:font-size-complex="8pt"/>
    </style:style>
    <style:style style:name="T42" style:parent-style-name="Kappaleenoletusfontti" style:family="text">
      <style:text-properties fo:font-size="8pt" style:font-size-asian="8pt" style:font-size-complex="8pt"/>
    </style:style>
    <style:style style:name="T43" style:parent-style-name="Kappaleenoletusfontti" style:family="text">
      <style:text-properties fo:font-size="8pt" style:font-size-asian="8pt" style:font-size-complex="8pt"/>
    </style:style>
    <number:date-style style:name="N44" number:language="fi" number:country="FI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style:master-page style:name="MP0" style:page-layout-name="PL0">
      <style:head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</table:table-columns>
          <table:table-row table:style-name="TableRow18">
            <table:table-cell table:style-name="TableCell19">
              <text:p text:style-name="P20">Projekti:</text:p>
            </table:table-cell>
            <table:table-cell table:style-name="TableCell21" table:number-columns-spanned="2">
              <text:p text:style-name="P22"/>
            </table:table-cell>
            <table:covered-table-cell/>
            <table:table-cell table:style-name="TableCell23">
              <text:p text:style-name="P24">Päiväys:</text:p>
            </table:table-cell>
            <table:table-cell table:style-name="TableCell25">
              <text:p text:style-name="P26"/>
            </table:table-cell>
          </table:table-row>
          <table:table-row table:style-name="TableRow27">
            <table:table-cell table:style-name="TableCell28" table:number-columns-spanned="2">
              <text:p text:style-name="P29">Kuvauksen laatija: <text:s/></text:p>
            </table:table-cell>
            <table:covered-table-cell/>
            <table:table-cell table:style-name="TableCell30">
              <text:p text:style-name="P31"/>
            </table:table-cell>
            <table:table-cell table:style-name="TableCell32">
              <text:p text:style-name="P33">Muutettu viimeksi:</text:p>
            </table:table-cell>
            <table:table-cell table:style-name="TableCell34">
              <text:p text:style-name="TableContents"><text:span text:style-name="T35"><text:s text:c="2"/></text:span><text:span text:style-name="T36"><text:date style:data-style-name="N37">14.11.2017</text:date></text:span></text:p>
            </table:table-cell>
          </table:table-row>
        </table:table>
        <text:p text:style-name="P38"/>
      </style:header>
      <style:footer>
        <text:p text:style-name="P39"><text:span text:style-name="T40">Käyttötapaukset - Suunnittelu<text:s/></text:span><text:span text:style-name="T41">©</text:span><text:span text:style-name="T42"><text:s/>2007 I.Heliö<text:s/></text:span><text:span text:style-name="T43"><text:date style:data-style-name="N44">14.11.2017</text:dat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irpoma Osku</meta:initial-creator>
    <dc:creator>Sirpoma Osku</dc:creator>
    <meta:creation-date>2017-11-14T11:31:00Z</meta:creation-date>
    <dc:date>2017-11-14T11:47:00Z</dc:date>
    <meta:print-date>2007-03-11T17:08:00Z</meta:print-date>
    <meta:template xlink:href="Normal" xlink:type="simple"/>
    <meta:editing-cycles>6</meta:editing-cycles>
    <meta:editing-duration>PT1020S</meta:editing-duration>
    <meta:user-defined meta:name="Info 1"/>
    <meta:user-defined meta:name="Info 2"/>
    <meta:user-defined meta:name="Info 3"/>
    <meta:user-defined meta:name="Info 4"/>
    <meta:document-statistic meta:page-count="1" meta:paragraph-count="2" meta:word-count="148" meta:character-count="1351" meta:row-count="10" meta:non-whitespace-character-count="1205"/>
  </office:meta>
</office:document-meta>
</file>